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041200316835489240"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486175132347911461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6002706350312544892"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6054619973496254018"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993479963803956596"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1693840237861214376" text:style-name="L6">
        <text:list-item>
          <text:list>
            <text:list-header>
              <text:p text:style-name="P194"><text:span text:style-name="T1">warm up:</text:span> 0.2 mile jog and rest 2 minutes</text:p>
              <text:p text:style-name="P194"><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3640250253083528154"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9075786869846816383"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27472138" text:continue-list="list3640250253083528154"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780356699364175792"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7475565"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7465660"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7452780" text:continue-numbering="true" text:style-name="L9">
        <text:list-item>
          <text:list>
            <text:list-header>
              <text:p text:style-name="P195">Warm down: <text:span text:style-name="T2">0.25 mile jog home</text:span></text:p>
              <text:p text:style-name="P196"/>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7465337" text:continue-numbering="true" text:style-name="L9">
        <text:list-item>
          <text:list>
            <text:list-header>
              <text:p text:style-name="P196">Time for 4.8 miles: 56: 32, Ave Pace: 11:51/mile, Ave HR:118,-&gt;1399 heartbeats/Mile</text:p>
              <text:p text:style-name="P19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7459639" text:continue-numbering="true" text:style-name="L9">
        <text:list-item>
          <text:list>
            <text:list-header>
              <text:p text:style-name="P196">Today Oct 13:</text:p>
              <text:p text:style-name="P196">Time for 4.8 miles: 59: 34, Ave Pace: 12:24.5/mile, Ave HR:108.5,-&gt;1345 heartbeats/Mile</text:p>
              <text:p text:style-name="P196">On Thur <text:s/>Oct 8, 2020: </text:p>
              <text:p text:style-name="P196">Time for 4.8 miles: 59: 55, Ave Pace: 12:29/mile, Ave HR:112,-&gt;1398 heartbeats/Mile</text:p>
              <text:p text:style-name="P197">On Oct 8 when going up hill, I ran until my HR was up to 120 bpm and then walked until my HR was 110 bpm and then repeated.</text:p>
              <text:p text:style-name="P197">On Oct 13 when going up hill, I ran until my HR was up to 115 bpm and then walked until my HR was 105 bpm and then repeated.</text:p>
              <text:p text:style-name="P198">On Oct 13 my average rate was faster and heartbeats/mile was lower. Therefore this scheme is better. I should repeat these two workouts and also try the following:</text:p>
              <text:p text:style-name="P197">When going up hill, run until my HR is up to 110 bpm and then walk until my HR is 100 bpm and repeat.</text:p>
              <text:p text:style-name="P19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50854056790079049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6659615942957998662"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516382265643908884"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7470586" text:continue-numbering="true" text:style-name="L12">
        <text:list-item>
          <text:list>
            <text:list-header>
              <text:p text:style-name="P200">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326524772336836875" text:style-name="L13">
        <text:list-item>
          <text:list>
            <text:list-header>
              <text:p text:style-name="P189">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5409786377696987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860012161825455190" text:style-name="L15">
        <text:list-item>
          <text:list>
            <text:list-header>
              <text:p text:style-name="P172">1.5 miles averaging about 9:40/mile and rest 1 min</text:p>
            </text:list-header>
          </text:list>
        </text:list-item>
      </text:list>
      <text:p text:style-name="P23">1 mile in 8:26 and rest 2 min</text:p>
      <text:list xml:id="list7029399527039560424"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77277342755813723" text:style-name="L17">
        <text:list-item>
          <text:list>
            <text:list-header>
              <text:p text:style-name="P174">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7465952" text:continue-numbering="true" text:style-name="L17">
        <text:list-item>
          <text:list>
            <text:list-header>
              <text:p text:style-name="P174">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2562196717661335604"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59521342859169197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2160505518297043343"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27449605" text:continue-list="list3595213428591691970" text:style-name="L19">
        <text:list-item>
          <text:list>
            <text:list-header>
              <text:p text:style-name="P176">(Pace*HR)=1240</text:p>
            </text:list-header>
          </text:list>
        </text:list-item>
      </text:list>
      <text:list xml:id="list27477441" text:continue-list="list2562196717661335604" text:style-name="L18">
        <text:list-item>
          <text:list>
            <text:list-header>
              <text:p text:style-name="P175">2 miles at 10:46/mile Ave HR= 121 bpm and rest a few minutes</text:p>
            </text:list-header>
          </text:list>
        </text:list-item>
      </text:list>
      <text:list xml:id="list27449729" text:continue-list="list2744960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7470871"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74408577867870542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43182589720583164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7053520968399180734"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497756533161201128" text:style-name="L24">
        <text:list-item>
          <text:p text:style-name="P199">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551621408640930151"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664937118159319214"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7457498" text:continue-numbering="true" text:style-name="L26">
        <text:list-item>
          <text:list>
            <text:list-header>
              <text:p text:style-name="P180">0.1 mile lead in to a 4 mile run</text:p>
              <text:p text:style-name="P192">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7476932"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48401650731648476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540129283627416835"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944458843182916639"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07649669145302716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7931826268943803695"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750905762229059116" text:style-name="L33">
        <text:list-item>
          <text:list>
            <text:list-header>
              <text:p text:style-name="P186">0.25 miles in 2:54</text:p>
              <text:p text:style-name="P186">1 mile in 9:21 going faster as I ran and ending at around 8:30 pace</text:p>
            </text:list-header>
          </text:list>
        </text:list-item>
      </text:list>
      <text:list xml:id="list2105361145474334254" text:style-name="L34">
        <text:list-item>
          <text:list>
            <text:list-header>
              <text:p text:style-name="P187">0.25 miles in about 3:00</text:p>
              <text:p text:style-name="P187"/>
            </text:list-header>
          </text:list>
        </text:list-item>
      </text:list>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text:soft-page-break/>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text:soft-page-break/>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274768581095078065" text:style-name="L32">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text:soft-page-break/>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30T07:21:25.04</dc:date>
    <dc:creator>James Lombardi</dc:creator>
    <meta:editing-duration>P21DT1H28M56S</meta:editing-duration>
    <meta:editing-cycles>1698</meta:editing-cycles>
    <meta:generator>OpenOffice/4.1.2$Win32 OpenOffice.org_project/412m3$Build-9782</meta:generator>
    <meta:document-statistic meta:table-count="0" meta:image-count="9" meta:object-count="0" meta:page-count="174" meta:paragraph-count="4992" meta:word-count="54244" meta:character-count="277963"/>
  </office:meta>
</office:document-meta>
</file>